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latine principa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ile CR2032 Vertical + Pile CR2032</text:p>
          </table:table-cell>
        </table:table-row>
        <table:table-row table:style-name="ro1">
          <table:table-cell office:value-type="string" calcext:value-type="string">
            <text:p>C1,C2,C32,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sateur céramique 22pF pas 2.5mm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2.2µF/25V pas 2.5mm</text:p>
          </table:table-cell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µF pas 5mm</text:p>
          </table:table-cell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ensateur électrochimique 100µF/16V pas 2.5mm</text:p>
          </table:table-cell>
        </table:table-row>
        <table:table-row table:style-name="ro1">
          <table:table-cell office:value-type="string" calcext:value-type="string">
            <text:p>C3 C4 C5 C6 C7 C10 C12 C13 C14 C16 C17 C18 C19 C20 C21 C22 C29 C35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densateur 100nF pas 5mm</text:p>
          </table:table-cell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ateur 47nF pas 5mm</text:p>
          </table:table-cell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variable 50pF type TZ03F</text:p>
          </table:table-cell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2.2nF pas 5mm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nF pas 5mm</text:p>
          </table:table-cell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1000µF/10V pas 2.5mm</text:p>
          </table:table-cell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007</text:p>
          </table:table-cell>
        </table:table-row>
        <table:table-row table:style-name="ro1">
          <table:table-cell office:value-type="string" calcext:value-type="string">
            <text:p>D1 D2 D3 D4 D5 D6 D7 D8 D9 D11 D12 D13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ode 1N414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ble Littelfuse 2A fusion lente (T)</text:p>
          </table:table-cell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istor 2N3904 (TO92)</text:p>
          </table:table-cell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22kΩ</text:p>
          </table:table-cell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 <text:span text:style-name="T1">Ω</text:span></text:p>
          </table:table-cell>
        </table:table-row>
        <table:table-row table:style-name="ro1">
          <table:table-cell office:value-type="string" calcext:value-type="string">
            <text:p>R16 R30 R32 R3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4.7kΩ</text:p>
          </table:table-cell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sistance 1/8W 1kΩ</text:p>
          </table:table-cell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3.3kΩ</text:p>
          </table:table-cell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220Ω</text:p>
          </table:table-cell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10kΩ</text:p>
          </table:table-cell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2.2kΩ</text:p>
          </table:table-cell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kΩ</text:p>
          </table:table-cell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MΩ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470Ω</text:p>
          </table:table-cell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47kΩ</text:p>
          </table:table-cell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kΩ</text:p>
          </table:table-cell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22kΩ</text:p>
          </table:table-cell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22kΩ</text:p>
          </table:table-cell>
        </table:table-row>
        <table:table-row table:style-name="ro1">
          <table:table-cell office:value-type="string" calcext:value-type="string">
            <text:p>RN4 R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4.7kΩ</text:p>
          </table:table-cell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220Ω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nterrupteurs DIP 3 voies type piano</text:p>
          </table:table-cell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04 (DIP14)</text:p>
          </table:table-cell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032SLC (PLCC44)</text:p>
          </table:table-cell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3-8910A (DIP40)</text:p>
          </table:table-cell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0F200 (DIP8)</text:p>
          </table:table-cell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S10017 (ULA ORIC DIP40)</text:p>
          </table:table-cell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65 (DIP16)</text:p>
          </table:table-cell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128SLC (PLCC84)</text:p>
          </table:table-cell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C040 (PLCC32)</text:p>
          </table:table-cell>
        </table:table-row>
        <table:table-row table:style-name="ro1">
          <table:table-cell office:value-type="string" calcext:value-type="string">
            <text:p>U19 U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257 (DIP16)</text:p>
          </table:table-cell>
        </table:table-row>
        <table:table-row table:style-name="ro1">
          <table:table-cell office:value-type="string" calcext:value-type="string">
            <text:p>U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681000 (DIP32)</text:p>
          </table:table-cell>
        </table:table-row>
        <table:table-row table:style-name="ro1">
          <table:table-cell office:value-type="string" calcext:value-type="string">
            <text:p>U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6 (DIP14)</text:p>
          </table:table-cell>
        </table:table-row>
        <table:table-row table:style-name="ro1">
          <table:table-cell office:value-type="string" calcext:value-type="string">
            <text:p>U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(DIP8)</text:p>
          </table:table-cell>
        </table:table-row>
        <table:table-row table:style-name="ro1">
          <table:table-cell office:value-type="string" calcext:value-type="string">
            <text:p>U24 U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464 (DIP18)</text:p>
          </table:table-cell>
        </table:table-row>
        <table:table-row table:style-name="ro1">
          <table:table-cell office:value-type="string" calcext:value-type="string">
            <text:p>U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877A (DIP40)</text:p>
          </table:table-cell>
        </table:table-row>
        <table:table-row table:style-name="ro1">
          <table:table-cell office:value-type="string" calcext:value-type="string">
            <text:p>U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170 (DIP24)</text:p>
          </table:table-cell>
        </table:table-row>
        <table:table-row table:style-name="ro1">
          <table:table-cell office:value-type="string" calcext:value-type="string">
            <text:p>U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9216B (DIP8)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 ou 65C51 (DIP24)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xP (DIP40)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(DIP20)</text:p>
          </table:table-cell>
        </table:table-row>
        <table:table-row table:style-name="ro1">
          <table:table-cell office:value-type="string" calcext:value-type="string">
            <text:p>U2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2 ou 65C22N (DIP40)</text:p>
          </table:table-cell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30-450D (TO92)</text:p>
          </table:table-cell>
        </table:table-row>
        <table:table-row table:style-name="ro1">
          <table:table-cell office:value-type="string" calcext:value-type="string">
            <text:p>U8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41 (DIP20)</text:p>
          </table:table-cell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 (SOIC16)</text:p>
          </table:table-cell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eur 12MHz (DIP14)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1.8432MHz HC49U</text:p>
          </table:table-cell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horloger 32.768kHz</text:p>
          </table:table-cell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6V 1T 3A SRS 06VDC</text:p>
          </table:table-cell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REED 5V 1T</text:p>
          </table:table-cell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est de mesure (pastille sur la face composants)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7 broches pas 2.54mm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USB type B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4 broches pas 2.54mm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0 broches mâle 90°coudé 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12 broches pas 2.54mm</text:p>
          </table:table-cell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7 broches pas 2.54mm</text:p>
          </table:table-cell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alimentation 5.5x2.5mm</text:p>
          </table:table-cell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JST 2 broches mâle vertical pas 2.50mm</text:p>
          </table:table-cell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7 broches mâle droit</text:p>
          </table:table-cell>
        </table:table-row>
        <table:table-row table:style-name="ro1">
          <table:table-cell office:value-type="string" calcext:value-type="string">
            <text:p>H1 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3mm</text:p>
          </table:table-cell>
        </table:table-row>
        <table:table-row table:style-name="ro1">
          <table:table-cell office:value-type="string" calcext:value-type="string">
            <text:p>H3 H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7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HTPC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mentation 5V 3A 2.5mm + au cent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cteur GOTEK Firmware HxC ou FF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latine connecteu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densateur 100nF pas 5mm</text:p>
          </table:table-cell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2x7 broches pas 2.54mm</text:p>
          </table:table-cell>
        </table:table-row>
        <table:table-row table:style-name="ro1">
          <table:table-cell office:value-type="string" calcext:value-type="string">
            <text:p>J14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7 broches pas 2.54mm</text:p>
          </table:table-cell>
        </table:table-row>
        <table:table-row table:style-name="ro1">
          <table:table-cell office:value-type="string" calcext:value-type="string">
            <text:p>J15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</table:table-row>
        <table:table-row table:style-name="ro1">
          <table:table-cell office:value-type="string" calcext:value-type="string">
            <text:p>J16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necteur IDC 2x7 broches mâle 90°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uton tactile 6x6x5 coudé 90°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latine Front_en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8:03:33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1:49:54.987000000</meta:creation-date>
    <dc:date>2023-01-20T18:09:43.344000000</dc:date>
    <meta:editing-duration>PT17M57S</meta:editing-duration>
    <meta:editing-cycles>7</meta:editing-cycles>
    <meta:generator>LibreOffice/7.3.0.3$Windows_X86_64 LibreOffice_project/0f246aa12d0eee4a0f7adcefbf7c878fc2238db3</meta:generator>
    <meta:document-statistic meta:table-count="1" meta:cell-count="264" meta:object-count="0"/>
  </office:meta>
</office:document-meta>
</file>